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d200" officeooo:paragraph-rsid="0010d200"/>
    </style:style>
    <style:style style:name="P2" style:family="paragraph" style:parent-style-name="Standard">
      <style:paragraph-properties fo:break-before="page"/>
      <style:text-properties officeooo:rsid="0010d200" officeooo:paragraph-rsid="0010d200"/>
    </style:style>
    <style:style style:name="P3" style:family="paragraph" style:parent-style-name="Standard">
      <style:text-properties officeooo:rsid="00112aaf" officeooo:paragraph-rsid="00112aaf"/>
    </style:style>
    <style:style style:name="P4" style:family="paragraph" style:parent-style-name="Standard">
      <style:text-properties officeooo:rsid="0012fcc5" officeooo:paragraph-rsid="0012fcc5"/>
    </style:style>
    <style:style style:name="P5" style:family="paragraph" style:parent-style-name="Standard">
      <style:text-properties officeooo:rsid="0012fcc5" officeooo:paragraph-rsid="00146763"/>
    </style:style>
    <style:style style:name="P6" style:family="paragraph" style:parent-style-name="Standard">
      <style:text-properties officeooo:rsid="0014689b" officeooo:paragraph-rsid="0014689b"/>
    </style:style>
    <style:style style:name="P7" style:family="paragraph" style:parent-style-name="Standard">
      <style:text-properties officeooo:rsid="0015d719" officeooo:paragraph-rsid="0015d719"/>
    </style:style>
    <style:style style:name="P8" style:family="paragraph" style:parent-style-name="Standard">
      <style:text-properties officeooo:rsid="0015d719" officeooo:paragraph-rsid="0017a2ed"/>
    </style:style>
    <style:style style:name="T1" style:family="text">
      <style:text-properties officeooo:rsid="00112aaf"/>
    </style:style>
    <style:style style:name="T2" style:family="text">
      <style:text-properties officeooo:rsid="0011c37c"/>
    </style:style>
    <style:style style:name="T3" style:family="text">
      <style:text-properties officeooo:rsid="0012fcc5"/>
    </style:style>
    <style:style style:name="T4" style:family="text">
      <style:text-properties officeooo:rsid="00146763"/>
    </style:style>
    <style:style style:name="T5" style:family="text">
      <style:text-properties officeooo:rsid="0014689b"/>
    </style:style>
    <style:style style:name="T6" style:family="text">
      <style:text-properties officeooo:rsid="0015d719"/>
    </style:style>
    <style:style style:name="T7" style:family="text">
      <style:text-properties officeooo:rsid="0017a2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unt Magnet Easter Service</text:p>
      <text:p text:style-name="P1"/>
      <text:p text:style-name="P1">Call to Worship He is Risen!</text:p>
      <text:p text:style-name="P1">Song</text:p>
      <text:p text:style-name="P1">Announcements?</text:p>
      <text:p text:style-name="P1">Reading 1</text:p>
      <text:p text:style-name="P1">Song</text:p>
      <text:p text:style-name="P1">Prayers</text:p>
      <text:p text:style-name="P1">Song &amp; Offering</text:p>
      <text:p text:style-name="P1">Reading 2</text:p>
      <text:p text:style-name="P1">Sermon “Good News-Bad News”</text:p>
      <text:p text:style-name="P1">Song</text:p>
      <text:p text:style-name="P1">Benediction</text:p>
      <text:p text:style-name="P1"/>
      <text:p text:style-name="P2">Good News – Bad News</text:p>
      <text:p text:style-name="P1"/>
      <text:p text:style-name="P1">Introduction</text:p>
      <text:p text:style-name="P1">Has anybody NOT heard “I’ve got some good news and some bad news: which do you want to hear first?”</text:p>
      <text:p text:style-name="P1"/>
      <text:p text:style-name="P1">The Bible also has Good News and Bad News, and when we celebrate Easter, we acknowledge that fact.</text:p>
      <text:p text:style-name="P1"/>
      <text:p text:style-name="P1">1. World history</text:p>
      <text:p text:style-name="P1">There are no prizes for guessing that the world around us is in a bad way. There is plenty of bad news every day, but how did it get like that? </text:p>
      <text:p text:style-name="P1">It’s not as if the rocks, the forests or the animals are bad in themselves, although something seems wrong about the way <text:span text:style-name="T3">animals</text:span> attack other animals and humanity. <text:span text:style-name="T3">There are lots of dangers to avoid. </text:span></text:p>
      <text:p text:style-name="P1">Most of the problem seems to be with humanity, <text:span text:style-name="T3">though</text:span> – people are bad, mixed with good. <text:span text:style-name="T3">What happened?</text:span></text:p>
      <text:p text:style-name="P1">The Bible tells us that God made a beautiful, good world in the beginning, <text:span text:style-name="T1">so it all started with Good News</text:span>. <text:span text:style-name="T1">But then Adam and Eve as the first people made a mess by deliberately refusing to have God in charge of them. They wanted to run things their own way, refused God’s Way and wrecked their relationship with Him. As a result, they needed to say sorry and be forgiven by God for refusing Him and offending Him. </text:span><text:span text:style-name="T3">But they didn’t want to know that.</text:span></text:p>
      <text:p text:style-name="P3">That’s Bad News, because it was impossible to run their lives by themselves, and in the end they died, just as God warned them. Also their choice resulted in the good creation being out of joint and spoiled as well.</text:p>
      <text:p text:style-name="P3">However, God had already planned to fix the whole mess, which is Good News to overcome the Bad News.</text:p>
      <text:p text:style-name="P3"/>
      <text:p text:style-name="P3">2. Christmas</text:p>
      <text:p text:style-name="P3">The history of people after Adam and Eve is all downhill, with trouble everywhere. But at just the right time, God put His plan into action, by sending Jesus to be born in Bethlehem. We look at Christmas as Good News and celebrate it happily, don’t we? <text:span text:style-name="T2">We recognise that this was God coming to us, becoming one of us, to show us how we should live. But there was more to it than Jesus being a “good example.”</text:span></text:p>
      <text:p text:style-name="P4">Yes, He healed a lot of people and brought forgiveness. He was better than Adam and Eve by obeying God fully. He lived a perfect and completely innocent life.</text:p>
      <text:p text:style-name="P4"/>
      <text:p text:style-name="P4">3. Reactions</text:p>
      <text:p text:style-name="P5">So what happened? The Bible tells us that He was arrested, condemned unjustly, and executed as a criminal, totally wrongly. That was the Bad News of Friday.</text:p>
      <text:p text:style-name="P5"/>
      <text:p text:style-name="P5"><text:span text:style-name="T4">But that was not the </text:span><text:span text:style-name="T5">whole story, nor was it the </text:span><text:span text:style-name="T4">end of the story</text:span>. <text:span text:style-name="T4">God’</text:span><text:span text:style-name="T5">s plan was that Jesus (God the Son) came to take our place – it was our sin against God that brought our guilt, and should have resulted in our death. However, Jesus was the One who died, and we escaped that punishment. So for us, Friday is Good Friday.</text:span></text:p>
      <text:p text:style-name="P6">And there is still more. Sunday comes and the followers of Jesus are hiding, because their leader is gone and they don’t know what to do. But news comes that the tomb is empty! They can’t believe it, until Peter and John race to the site, see the evidence and then finally realise what He was telling them all along.</text:p>
      <text:p text:style-name="P6">This is great news that Good beats Bad, <text:span text:style-name="T6">and </text:span>death is not the end of everything.</text:p>
      <text:p text:style-name="P6"/>
      <text:p text:style-name="P7">4. Our response</text:p>
      <text:p text:style-name="P7"><text:soft-page-break/>Now what are we to make of this? All <text:span text:style-name="T7">of </text:span>that happened over 2000 years ago in a land half a world away from us here.</text:p>
      <text:p text:style-name="P8">But we need to face the fact that we are just as much in need of forgiveness as Adam and Eve, and all the people of that time, in fact all the people <text:span text:style-name="T7">of all time, since we have all failed. We all have tried to be boss of our own lives. We have all turned our back on Him and need to turn around, or as the Bible sasys, we need to be born again. But we can’t do anything to make ourselves good, we can only trust God to do it for us.</text:span></text:p>
      <text:p text:style-name="P8"><text:span text:style-name="T7">We have the same choice: do we continue to try running our own lives, to suit ourselves, or do we trust God, who raised Jesus from the grave, and accept His forgivene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2:02:17.495161235</meta:creation-date>
    <meta:generator>LibreOffice/7.3.7.2$Linux_X86_64 LibreOffice_project/30$Build-2</meta:generator>
    <dc:date>2024-03-20T14:52:39.977639640</dc:date>
    <meta:editing-duration>PT21M41S</meta:editing-duration>
    <meta:editing-cycles>4</meta:editing-cycles>
    <meta:document-statistic meta:table-count="0" meta:image-count="0" meta:object-count="0" meta:page-count="3" meta:paragraph-count="35" meta:word-count="737" meta:character-count="3812" meta:non-whitespace-character-count="3105"/>
  </office:meta>
</office:document-meta>
</file>